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095cm"/>
          <style:tab-stop style:position="15.108cm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>
        <style:tab-stops>
          <style:tab-stop style:position="6.33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3"/>
      <text:p text:style-name="P3"/>
      <text:p text:style-name="P3"/>
      <text:p text:style-name="P3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P4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3:10:23.51</dc:date>
    <meta:editing-duration>PT1H8M19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20" meta:word-count="167" meta:character-count="1178"/>
  </office:meta>
</office:document-meta>
</file>